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"/>
  <manifest:file-entry manifest:full-path="ObjectReplacements/Object 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9b0d2" officeooo:paragraph-rsid="0019b0d2"/>
    </style:style>
    <style:style style:name="P2" style:family="paragraph" style:parent-style-name="Standard">
      <style:paragraph-properties fo:text-align="center" style:justify-single-word="false"/>
      <style:text-properties officeooo:rsid="0019b0d2" officeooo:paragraph-rsid="0019b0d2"/>
    </style:style>
    <style:style style:name="P3" style:family="paragraph" style:parent-style-name="Standard">
      <style:paragraph-properties fo:text-align="start" style:justify-single-word="false"/>
      <style:text-properties officeooo:rsid="0019b0d2" officeooo:paragraph-rsid="0019b0d2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mian Figiel</text:p>
      <text:p text:style-name="P1">209335</text:p>
      <text:p text:style-name="P2">Sprawozdanie z programu nr 3</text:p>
      <text:p text:style-name="P2"/>
      <text:p text:style-name="P2"/>
      <text:p text:style-name="P3">Wykresy:</text:p>
      <text:p text:style-name="P3"/>
      <text:p text:style-name="P3"/>
      <text:p text:style-name="P3"><draw:frame draw:style-name="fr1" draw:name="Obiekt2" text:anchor-type="paragraph" svg:width="16cm" svg:height="8.99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2" draw:name="Obiekt4" text:anchor-type="paragraph" svg:width="15.998cm" svg:height="9.006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<text:soft-page-break/></text:p>
      <text:p text:style-name="P3"><draw:frame draw:style-name="fr1" draw:name="Obiekt1" text:anchor-type="paragraph" svg:width="15.998cm" svg:height="9.00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Tabelki do wykresów:</text:p>
      <text:p text:style-name="P3"/>
      <text:p text:style-name="P3"/>
      <text:p text:style-name="P3"><draw:frame draw:style-name="fr1" draw:name="Obiekt3" text:anchor-type="paragraph" svg:width="4.517cm" svg:height="2.25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Lista na strukturze.</text:p>
      <text:p text:style-name="P3"/>
      <text:p text:style-name="P3"/>
      <text:p text:style-name="P3"/>
      <text:p text:style-name="P3"/>
      <text:p text:style-name="P3"/>
      <text:p text:style-name="P3"><draw:frame draw:style-name="fr1" draw:name="Obiekt5" text:anchor-type="paragraph" svg:width="4.517cm" svg:height="2.25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Lista na tablicy.</text:p>
      <text:p text:style-name="P3">Zwiększanie o 200%.</text:p>
      <text:p text:style-name="P3"/>
      <text:p text:style-name="P3"/>
      <text:p text:style-name="P3"/>
      <text:p text:style-name="P3"/>
      <text:p text:style-name="P3"><draw:frame draw:style-name="fr1" draw:name="Obiekt6" text:anchor-type="paragraph" svg:width="4.517cm" svg:height="2.25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Lista na tablicy.</text:p>
      <text:p text:style-name="P3">Zwiększanie o 1 element.</text:p>
      <text:p text:style-name="P3"/>
      <text:p text:style-name="P3"/>
      <text:p text:style-name="P3"/>
      <text:p text:style-name="P3"/>
      <text:p text:style-name="P3">Jak widać z tabel najszybciej działa lista na tablicy z powiększaniem o 200%. Z kolei lista na tablicy z powiększaniem o 1 element nie działa (przynajmniej na moim komputerze) dla n-ów większych od 10^4. Nie występuje żaden błąd. Program był kompilowany z opcjami -Wall -pedantic. Dla wartości n równej 10^5 program nie kończy swojej p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8:35:43.024277646</meta:creation-date>
    <dc:date>2015-03-25T18:47:33.852284494</dc:date>
    <meta:editing-duration>P0D</meta:editing-duration>
    <meta:editing-cycles>1</meta:editing-cycles>
    <meta:document-statistic meta:table-count="0" meta:image-count="0" meta:object-count="6" meta:page-count="2" meta:paragraph-count="11" meta:word-count="83" meta:character-count="512" meta:non-whitespace-character-count="440"/>
    <meta:generator>LibreOffice/4.2.7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3.325cm" svg:y="0.316cm" chart:style-name="ch2">
          <text:p>Lista na tablicy. Powiekszanie o jeden element</text:p>
        </chart:title>
        <chart:plot-area chart:style-name="ch3" chart:data-source-has-labels="both" svg:x="1.33cm" svg:y="1.301cm" svg:width="14.349cm" svg:height="6.542cm">
          <chartooo:coordinate-region svg:x="2.877cm" svg:y="1.501cm" svg:width="12.443cm" svg:height="5.695cm"/>
          <chart:axis chart:dimension="x" chart:name="primary-x" chart:style-name="ch4" chartooo:axis-type="auto">
            <chartooo:date-scale/>
            <chart:title svg:x="8.354cm" svg:y="8.023cm" chart:style-name="ch5">
              <text:p>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4.96cm" chart:style-name="ch7">
              <text:p>cza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0^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160278">
                <text:p>160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64cm" svg:y="0.315cm" chart:style-name="ch2">
          <text:p>Lista na strukturze</text:p>
        </chart:title>
        <chart:plot-area chart:style-name="ch3" chart:data-source-has-labels="both" svg:x="1.33cm" svg:y="1.299cm" svg:width="14.35cm" svg:height="6.54cm">
          <chartooo:coordinate-region svg:x="3.063cm" svg:y="1.499cm" svg:width="12.258cm" svg:height="5.693cm"/>
          <chart:axis chart:dimension="x" chart:name="primary-x" chart:style-name="ch4" chartooo:axis-type="auto">
            <chartooo:date-scale/>
            <chart:title svg:x="8.355cm" svg:y="8.018cm" chart:style-name="ch5">
              <text:p>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4.957cm" chart:style-name="ch7">
              <text:p>cza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30907">
                <text:p>30907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3006704">
                <text:p>3006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6</text:p>
          </table:table-cell>
          <table:table-cell office:value-type="float" office:value="30907" calcext:value-type="float">
            <text:p>3090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8</text:p>
          </table:table-cell>
          <table:table-cell office:value-type="float" office:value="3006704" calcext:value-type="float">
            <text:p>300670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.00.0000</text:date>, <text:time style:data-style-name="N2" text:time-value="18:43:21.56243768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line" chart:style-name="ch1">
        <chart:title svg:x="4.331cm" svg:y="0.316cm" chart:style-name="ch2">
          <text:p>Lista na tablicy. Powiekszanie 200%</text:p>
        </chart:title>
        <chart:plot-area chart:style-name="ch3" chart:data-source-has-labels="both" svg:x="0.187cm" svg:y="0.921cm" svg:width="15.123cm" svg:height="7.899cm">
          <chartooo:coordinate-region svg:x="1.92cm" svg:y="1.121cm" svg:width="13.031cm" svg:height="7.052cm"/>
          <chart:axis chart:dimension="x" chart:name="primary-x" chart:style-name="ch4" chartooo:axis-type="auto">
            <chartooo:date-scale/>
            <chart:title svg:x="7.598cm" svg:y="8.446cm" chart:style-name="ch5">
              <text:p>n</text:p>
            </chart:title>
            <chart:categories table:cell-range-address="local-table.$A$2:.$A$5"/>
          </chart:axis>
          <chart:axis chart:dimension="y" chart:name="primary-y" chart:style-name="ch6">
            <chart:title svg:x="0cm" svg:y="5.258cm" chart:style-name="ch7">
              <text:p>cza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15286">
                <text:p>15286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1403097">
                <text:p>14030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6</text:p>
          </table:table-cell>
          <table:table-cell office:value-type="float" office:value="15286" calcext:value-type="float">
            <text:p>1528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8</text:p>
          </table:table-cell>
          <table:table-cell office:value-type="float" office:value="1403097" calcext:value-type="float">
            <text:p>140309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.00.0000</text:date>, <text:time style:data-style-name="N2" text:time-value="18:43:47.85499042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3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^4</text:p>
          </table:table-cell>
          <table:table-cell office:value-type="float" office:value="160278" calcext:value-type="float">
            <text:p>160278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.00.0000</text:date>, <text:time style:data-style-name="N2" text:time-value="18:44:10.66853326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